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MethodMetadata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ethodMetadata.is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ethodMetadata.is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ethodMetadata.StandardMethodMetadata( Method introspectedMethod , boolean nestedAnnotationsAs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MethodMetadata.isOverrid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ethodMetadata.StandardMethodMetadata( Method introspected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ethodMetadata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ethodMeta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ethodMetadata.isF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ethodMetadata.getIntrospec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ethodMetadata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ethodMetadata.getDeclaring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ethodMetadata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ethodMetadata.getAllAnnotationAttributes( String annotationName , boolean classValuesAs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MethodMetadata.equals( @ Nullable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MethodMetadata.getAnnotationAttributes( String annotationName , boolean classValuesAs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MethodMetadata.getReturn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